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0C900000069D8B57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Standard" style:master-page-name="iglues_5f_0_20_blanca">
      <style:paragraph-properties style:page-number="auto"/>
    </style:style>
    <style:style style:name="P6" style:family="paragraph" style:parent-style-name="Title" style:master-page-name="iglues_5f_1_20_Portadilla">
      <style:paragraph-properties style:page-number="auto"/>
    </style:style>
    <style:style style:name="P7" style:family="paragraph" style:parent-style-name="Title" style:master-page-name="iglues_5f_2_20_Capitulo_20_-_20_primera_20_pagina">
      <style:paragraph-properties style:page-number="auto"/>
    </style:style>
    <style:style style:name="P8" style:family="paragraph" style:parent-style-name="IGLUES._20_Lista" style:list-style-name="L1"/>
    <style:style style:name="P9" style:family="paragraph" style:parent-style-name="IGLUES._20_Lista" style:list-style-name="L2"/>
    <style:style style:name="P10" style:family="paragraph" style:parent-style-name="IGLUES._20_Parrafo" style:list-style-name="L2"/>
    <style:style style:name="P11" style:family="paragraph" style:parent-style-name="IGLUES._20_Parrafo" style:list-style-name="L3"/>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Por qué y como migrar hacia Linux</text:title></text:p>
      <text:p text:style-name="Subtitle"><text:subject>El precio de la libertad</text:subject></text:p>
      <text:p text:style-name="Standard"/>
      <text:p text:style-name="Signature"><text:user-defined text:name="Info 1">Tomeu Borrás</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5"/>
      <text:p text:style-name="Standard"/>
      <text:p text:style-name="Standard"/>
      <text:p text:style-name="P7"><text:title>Por qué y como migrar hacia Linux</text:title></text:p>
      <text:p text:style-name="Subtitle"><text:subject>El precio de la libertad</text:subject></text:p>
      <text:p text:style-name="Signature"><text:user-defined text:name="Info 1">Tomeu Borrás</text:user-defined></text:p>
      <text:p text:style-name="P2"/>
      <text:p text:style-name="IGLUES._20_Parrafo">En los últimos años el software libre ha adquirido una importancia relevante en el mundo de la informática. Contra todo pronóstico, la comunidad del software libre crece día a día poniendo a disposición de todo el mundo gran variedad de problemas resueltos de forma excelente.</text:p>
      <text:p text:style-name="IGLUES._20_Parrafo">Cada día vemos cómo el software libre rompe el modelo del software propietario haciendo que muchas empresas hayan perdido cuota de mercado en áreas como el sector de servidores, bases de datos, sistemas de alto rendimiento y un largo etcétera de áreas donde la informática es imprescindible.</text:p>
      <text:p text:style-name="IGLUES._20_Parrafo"/>
      <text:p text:style-name="IGLUES._20_Capitulo_20_1">¿Cuáles son las ventajas del software libre?</text:p>
      <text:p text:style-name="IGLUES._20_Parrafo"/>
      <text:p text:style-name="IGLUES._20_Parrafo">- Mayor independencia: Normalmente, la elección de un programa propietario implica una fuerte dependencia de una empresa externa, cuyos objetivos no son los mismos que los de su empresa.</text:p>
      <text:p text:style-name="IGLUES._20_Parrafo">Si Vd. elige cualquier programa comercial, no sólo habrá comprado el derecho de uso del programa. También estará expuesto a los caprichos de la empresa que ha realizado dicho programa. Es decir, es como si Vd. pudiera coger a sus clientes, obligarles a adquirir las últimas versiones de sus productos alegando incompatibilidades con versiones anteriores, cobrarles las correcciones de los fallos cometidos como características nuevas, o incluso estropear partes que funcionan correctamente para luego poder revenderlas como novedades, obligarles a trabajar para usted como testadores de su producto, etc ¿Lo haría?, ¿Haría algo para <text:soft-page-break/>solucionar este circulo vicioso que le resulta tan beneficioso?</text:p>
      <text:p text:style-name="IGLUES._20_Parrafo">Si Vd. elige un sistema hecho a medida para su empresa ha adquirido la obligación de trabajar con determinada empresa a muy largo plazo. Durante un largo periodo de tiempo su software no estará integrado completamente con su empresa y aun cuando consiga dicha meta tendrá todas unas tareas de mantenimiento que afrontar para su programa. Una pregunta al respecto: Si Usted paga por el desarrollo de un programa, ¿Por qué luego no obtiene todo lo necesario para reconstruir dicho programa? ¿Por qué, suponiendo que Vd. entiende de informática, no puede modificarlo a su antojo sin tener que pagar un nuevo desarrollo a la empresa que le hizo el desarrollo inicial? ¿Tiene Vd la certeza de que lo que ha pagado no será luego revendido a sus competidores, incluso a menor costo del que le costo a Vd?.</text:p>
      <text:p text:style-name="IGLUES._20_Parrafo">El software libre pretende evitar todos estos problemas al desvincular la propiedad del software realizado con cualquier empresa. Esto significa que todo el mundo tiene acceso al código fuente del programa y, además, puede modificarlo e introducir mejoras y nuevas características de las que Vd. se puede beneficiar a largo plazo.</text:p>
      <text:p text:style-name="IGLUES._20_Parrafo"/>
      <text:p text:style-name="IGLUES._20_Capitulo_20_1">Y esto a mí en qué me beneficia y en qué me perjudica</text:p>
      <text:p text:style-name="IGLUES._20_Parrafo"/>
      <text:p text:style-name="IGLUES._20_Parrafo">Los beneficios de esta estrategia de desarrollo de software son principalmente dos:</text:p>
      <text:list xml:id="list1350832334" text:style-name="L1">
        <text:list-item>
          <text:p text:style-name="P8">Vd. obtiene software con muchos menos compromisos que las versiones propietarias. Esto se traduce en una menor exposición.</text:p>
        </text:list-item>
      </text:list>
      <text:list xml:id="list395970578" text:style-name="L2">
        <text:list-item>
          <text:p text:style-name="P9">Vd. puede beneficiarse del trabajo de los demás.</text:p>
          <text:p text:style-name="P10"/>
        </text:list-item>
      </text:list>
      <text:p text:style-name="IGLUES._20_Parrafo">Las desventajas son las siguientes</text:p>
      <text:list xml:id="list1611651952" text:style-name="L3">
        <text:list-item>
          <text:p text:style-name="P11">Sus competidores pueden beneficiarse de su trabajo.</text:p>
          <text:p text:style-name="P11"/>
        </text:list-item>
      </text:list>
      <text:p text:style-name="IGLUES._20_Capitulo_20_1">Y quién más se beneficia del software libre</text:p>
      <text:p text:style-name="IGLUES._20_Parrafo"/>
      <text:p text:style-name="IGLUES._20_Parrafo">El software libre no sólo le beneficia a Vd. también beneficia a todos los informáticos del mundo. (No confunda el termino informáticos con el termino empresas de informática. No es lo mismo) El software propietario, normalmente, no beneficia a sus creadores. Estos suelen ser personas contratadas, sin derechos sobre su admirable trabajo. Pregúntese cómo es posible que el manual de un programa cueste más que el propio programa, cuando los costes del programa son infinitamente superiores a los de la elaboración del manual. ¿Se ha preguntado como es posible que conozca el nombre de los autores de su libro favorito, y no conozca a los realizadores <text:soft-page-break/>de aquellos programas que usa a diario?</text:p>
      <text:p text:style-name="IGLUES._20_Parrafo">El software libre ofrece muchas más oportunidades a los propios programadores, que pueden cobrar por su programación sin tener que preocuparse por temas como canales de distribución, niveles de ventas, o análisis de costes. De esta forma un programador puede dedicarse a aquello que realmente le interesa, cobrar por sus servicios y, al mismo tiempo, ayudar al resto del mundo.</text:p>
      <text:p text:style-name="IGLUES._20_Parrafo">El modelo supone que los programadores deben actuar en comunidad para la realización del software y luego cobrar por las tareas especificas que dicho software implica en cada empresa.</text:p>
      <text:p text:style-name="IGLUES._20_Parrafo"/>
      <text:p text:style-name="IGLUES._20_Capitulo_20_1">Dónde usar software libre</text:p>
      <text:p text:style-name="IGLUES._20_Parrafo"/>
      <text:p text:style-name="IGLUES._20_Parrafo">Los pros y contras del software libre están sobre la mesa, ahora falta decidir si usar software libre o no y dónde es mejor usarlo y dónde no.</text:p>
      <text:p text:style-name="IGLUES._20_Parrafo">Una de las mejores áreas de aplicación del software libre, y donde obtendrá todas las ventanas de éste y ningún inconveniente es en los sectores comunes. Programas que no alteran el funcionamiento de la empresa, que resuelven tareas cuotidianas y no estructuran para nada su empresa. Por ejemplo: lectores de correo electrónico, navegadores, procesadores de texto, hojas de calculo, etc. Existen gran variedad de productos de igual o superior nivel que los costosos programas comerciales, con menos problemas de compatibilidades y con un soporte estupendo. </text:p>
      <text:p text:style-name="IGLUES._20_Parrafo">Otra área de aplicación es en los programas de uso de la empresa, no tan cotidianos como los anteriores, pero si de uso por un gran numero de empresas, o por todas las empresas de un determinado sector, contabilidad, facturación, control de stock, etc. Bulmagés se encuentra dentro de esta área.</text:p>
      <text:p text:style-name="IGLUES._20_Parrafo"/>
      <text:p text:style-name="IGLUES._20_Capitulo_20_1">Dónde no es conveniente usar software libre:</text:p>
      <text:p text:style-name="IGLUES._20_Parrafo"/>
      <text:p text:style-name="IGLUES._20_Parrafo">Existen problemas específicos de su empresa. Normalmente no encontrará programas comerciales que den respuesta a estos problemas, son programas de gran valor para Vd. ya que de ellos depende el buen funcionamiento de la empresa. Normalmente Vd. no precisará programas de este nivel, pero si es su caso actúe de la siguiente manera para no quedar petrificado. Exija el código fuente de los programas que se realicen para Vd. No es necesario que lo distribuya, pero obligue a que dicho código no sea distribido. No exponga el corazón de su empresa. Si es preciso asesórese por terceros para que se defiendan los intereses de su empresa y no los de <text:soft-page-break/>otros.</text:p>
      <text:p text:style-name="IGLUES._20_Parrafo">Pero, atención, esto no significa que no pueda aprovechar las herramientas de software libre para la realización de este programa. Vd. puede realizar, y utilizar dicho programa utilizando todo el software libre que necesite sin incurrir en ningún delito.</text:p>
      <text:p text:style-name="IGLUES._20_Parrafo">La única condición es que no podrá distribuir este software a nadie más que no sea Vd. Cosa que, por otra parte, no le interesa ya que el programa únicamente resuelve los problemas de su empresa y la distribución de dicho software sería un error estratégico para Vd.</text:p>
      <text:p text:style-name="IGLUES._20_Pa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IGLUES._20_Comando" style:display-name="IGLUES. Comando"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0"><draw:text-box><text:p text:style-name="MP1"><draw:frame draw:style-name="Mfr2" draw:name="Imagen4" text:anchor-type="as-char" svg:width="6.706cm" svg:height="3.508cm" draw:z-index="1"><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4"><draw:image xlink:href="Pictures/10000201000000C900000069D8B5756D.png" xlink:type="simple" xlink:show="embed" xlink:actuate="onLoad"/></draw:frame><text:title>Por qué y como migrar hacia Linux</text:title><text:initial-creator/></text:p>
        <text:p text:style-name="MP2"><text:span text:style-name="MT2"><text:tab/>—</text:span> <text:initial-creator/><text:user-defined text:name="Info 1">Tomeu Borrás</text:user-defined> <text:span text:style-name="MT2">—<text:tab/></text:span><text:span text:style-name="MT3"><text:page-number text:select-page="current">6</text:page-number></text:span></text:p>
      </style:header>
      <style:header-left>
        <text:p text:style-name="MP3"><draw:frame draw:style-name="Mfr3" draw:name="Imagen1" text:anchor-type="paragraph" svg:x="10.273cm" svg:y="0cm" svg:width="2.408cm" svg:height="1.258cm" draw:z-index="2"><draw:image xlink:href="Pictures/10000201000000C900000069D8B5756D.png" xlink:type="simple" xlink:show="embed" xlink:actuate="onLoad"/></draw:frame><text:span text:style-name="MT4"><text:title>Por qué y como migrar hacia Linux</text:title></text:span><text:span text:style-name="MT3"><text:initial-creator/></text:span></text:p>
        <text:p text:style-name="MP3"><text:span text:style-name="MT3"><text:page-number text:select-page="current">6</text:page-number></text:span><text:span text:style-name="MT2"><text:tab/>—</text:span> <text:initial-creator/><text:user-defined text:name="Info 1">Tomeu Borrás</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or qué y como migrar hacia Linux</dc:title>
    <dc:subject>El precio de la libertad</dc:subject>
    <meta:creation-date>2005-02-26T18:55:08</meta:creation-date>
    <dc:date>2005-03-09T11:47:01</dc:date>
    <dc:language>es-ES</dc:language>
    <meta:editing-cycles>7</meta:editing-cycles>
    <meta:editing-duration>PT18M3S</meta:editing-duration>
    <meta:document-statistic meta:character-count="6791" meta:image-count="3" meta:object-count="0" meta:page-count="6" meta:paragraph-count="69" meta:table-count="0" meta:word-count="1098"/>
    <meta:user-defined meta:name="Info 1">Tomeu Borrás</meta:user-defined>
    <meta:user-defined meta:name="Info 2"/>
    <meta:user-defined meta:name="Info 3"/>
    <meta:user-defined meta:name="Info 4"/>
  </office:meta>
</office:document-meta>
</file>